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365" officeooo:paragraph-rsid="00038365"/>
    </style:style>
    <style:style style:name="P2" style:family="paragraph" style:parent-style-name="Standard" style:list-style-name="L1">
      <style:text-properties officeooo:rsid="00038365" officeooo:paragraph-rsid="00038365"/>
    </style:style>
    <style:style style:name="P3" style:family="paragraph" style:parent-style-name="Standard" style:list-style-name="L2">
      <style:text-properties officeooo:rsid="00038365" officeooo:paragraph-rsid="00038365"/>
    </style:style>
    <style:style style:name="P4" style:family="paragraph" style:parent-style-name="Standard" style:list-style-name="L3">
      <style:text-properties officeooo:rsid="00038365" officeooo:paragraph-rsid="00038365"/>
    </style:style>
    <style:style style:name="P5" style:family="paragraph" style:parent-style-name="Standard" style:list-style-name="L4">
      <style:text-properties officeooo:rsid="00038365" officeooo:paragraph-rsid="0003836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presa handietarako:</text:p>
      <text:list xml:id="list1006341294" text:style-name="L1">
        <text:list-item>
          <text:p text:style-name="P2">Sage 200 Edición advanced</text:p>
        </text:list-item>
        <text:list-item>
          <text:p text:style-name="P2">ifs erp</text:p>
        </text:list-item>
        <text:list-item>
          <text:p text:style-name="P2">netsuite</text:p>
        </text:list-item>
        <text:list-item>
          <text:p text:style-name="P2">a3ERP</text:p>
        </text:list-item>
        <text:list-item>
          <text:p text:style-name="P2">Dynamics 365</text:p>
        </text:list-item>
        <text:list-item>
          <text:p text:style-name="P2">Oracle fusion cloud</text:p>
        </text:list-item>
        <text:list-item>
          <text:p text:style-name="P2">sap s/4hana</text:p>
        </text:list-item>
        <text:list-item>
          <text:p text:style-name="P2">epicor</text:p>
        </text:list-item>
        <text:list-item>
          <text:p text:style-name="P2">aqua eBS</text:p>
        </text:list-item>
        <text:list-item>
          <text:p text:style-name="P2">ekon cloud</text:p>
        </text:list-item>
      </text:list>
      <text:p text:style-name="P1"/>
      <text:p text:style-name="P1">Enpresa txiki eta ertainetarako:</text:p>
      <text:list xml:id="list1344997455" text:style-name="L2">
        <text:list-item>
          <text:p text:style-name="P3">holded</text:p>
        </text:list-item>
        <text:list-item>
          <text:p text:style-name="P3">clickgest</text:p>
        </text:list-item>
        <text:list-item>
          <text:p text:style-name="P3">odoo community</text:p>
        </text:list-item>
        <text:list-item>
          <text:p text:style-name="P3">SAP bussiness one</text:p>
        </text:list-item>
        <text:list-item>
          <text:p text:style-name="P3">business central</text:p>
        </text:list-item>
        <text:list-item>
          <text:p text:style-name="P3">a3ERP</text:p>
        </text:list-item>
      </text:list>
      <text:p text:style-name="P1"/>
      <text:p text:style-name="P1">Euskadin garatutakoak:</text:p>
      <text:list xml:id="list4120207537" text:style-name="L3">
        <text:list-item>
          <text:p text:style-name="P4">vector</text:p>
        </text:list-item>
        <text:list-item>
          <text:p text:style-name="P4">solmicro expertis</text:p>
        </text:list-item>
        <text:list-item>
          <text:p text:style-name="P4">izaro erp</text:p>
        </text:list-item>
        <text:list-item>
          <text:p text:style-name="P4">spyro</text:p>
        </text:list-item>
      </text:list>
      <text:p text:style-name="P1"/>
      <text:p text:style-name="P1">Sektore espezifiko baterako:</text:p>
      <text:list xml:id="list1861466095" text:style-name="L4">
        <text:list-item>
          <text:p text:style-name="P5">mygestion (mobilitatea)</text:p>
        </text:list-item>
        <text:list-item>
          <text:p text:style-name="P5">cloud gestion (baldintza bereziak)</text:p>
        </text:list-item>
        <text:list-item>
          <text:p text:style-name="P5">stel order (asistentzia teknikoarentza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4T14:26:23.657000000</dc:date>
    <meta:editing-duration>PT19M13S</meta:editing-duration>
    <meta:editing-cycles>1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7" meta:word-count="80" meta:character-count="438" meta:non-whitespace-character-count="408"/>
  </office:meta>
</office:document-meta>
</file>